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rsid="003f061c" officeooo:paragraph-rsid="003f061c"/>
    </style:style>
    <style:style style:name="P3" style:family="paragraph" style:parent-style-name="Standard">
      <style:text-properties officeooo:paragraph-rsid="0023feb2"/>
    </style:style>
    <style:style style:name="P4" style:family="paragraph" style:parent-style-name="Standard">
      <style:text-properties officeooo:paragraph-rsid="0041224d"/>
    </style:style>
    <style:style style:name="T1" style:family="text">
      <style:text-properties officeooo:rsid="003f06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</text:p>
      <text:p text:style-name="P1">1) Identify and translate.</text:p>
      <text:p text:style-name="P1">Example: मत्- 1st-person Abl Sg ‘from me’</text:p>
      <text:p text:style-name="P1"/>
      <text:p text:style-name="P4">१) अस्माभिः → → <text:s/></text:p>
      <text:p text:style-name="P4">२) युष्मासु → → <text:s/></text:p>
      <text:p text:style-name="P4">३) ते → → <text:s/></text:p>
      <text:p text:style-name="P4">४) मया → → <text:s/></text:p>
      <text:p text:style-name="P4">५) युवाभ्याम् → → <text:s/></text:p>
      <text:p text:style-name="P4">६) तव → → <text:s/></text:p>
      <text:p text:style-name="P4">७) मह्यम् → → <text:s/></text:p>
      <text:p text:style-name="P4">८) त्वयि → → <text:s/></text:p>
      <text:p text:style-name="P4">९) माम् → → <text:s/></text:p>
      <text:p text:style-name="P4">१०) युवाम् → → <text:s/></text:p>
      <text:p text:style-name="P4">११) त्वम् → → <text:s/></text:p>
      <text:p text:style-name="P4">१२) त्वाम् → → <text:s/></text:p>
      <text:p text:style-name="P4">१३) मम → → <text:s/></text:p>
      <text:p text:style-name="P4">१४) त्वया → → <text:s/></text:p>
      <text:p text:style-name="P4">१५) आवयोः → → <text:s/></text:p>
      <text:p text:style-name="P4">१६) यूयम् → → <text:s/></text:p>
      <text:p text:style-name="P4">१७) तुभ्यम् → → <text:s/></text:p>
      <text:p text:style-name="P4">१८) अहम् → → <text:s/></text:p>
      <text:p text:style-name="P4">१९) अस्मत् → → <text:s/></text:p>
      <text:p text:style-name="P4">२०) अस्मात् → → <text:s/></text:p>
      <text:p text:style-name="P4">२१) अस्मान् → → <text:s/></text:p>
      <text:p text:style-name="P4"/>
      <text:p text:style-name="P1">2) Give the specified forms in Sanskrit.</text:p>
      <text:p text:style-name="P1"/>
      <text:p text:style-name="P4">a) 1st-Person Nom Du → </text:p>
      <text:p text:style-name="P4">b) 2nd-Person Acc Pl → </text:p>
      <text:p text:style-name="P4">c) 1st-Person Instr Sg → </text:p>
      <text:p text:style-name="P4">d) 2nd-Person Dat Du → </text:p>
      <text:p text:style-name="P4">e) 1st-Person Abl Pl → </text:p>
      <text:p text:style-name="P4">f) 2nd-Person Gen Sg → </text:p>
      <text:p text:style-name="P4">g) 1st-Person Loc Du → </text:p>
      <text:p text:style-name="P4">h) 1st-Person DatGen Sg enclitic → </text:p>
      <text:p text:style-name="P4">i) 1st-Person Acc Sg → </text:p>
      <text:p text:style-name="P4">j) 2nd-Person Instr Sg → </text:p>
      <text:p text:style-name="P4">k) 1st-Person Dat Pl → </text:p>
      <text:p text:style-name="P4">l) 2nd-Person DatGen Sg enclitic → </text:p>
      <text:p text:style-name="P4">m) 2nd-Person Abl Sg → </text:p>
      <text:p text:style-name="P4">n) 1st-Person Gen Du → </text:p>
      <text:p text:style-name="P4">o) 2nd-Person Loc Pl → 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) Translate into English.</text:p>
      <text:p text:style-name="P1"/>
      <text:p text:style-name="P1">१) त्वया विना जीवितुं नेच्छामीत्युक्त्वा कुमारो ऽपजगाम ।</text:p>
      <text:p text:style-name="P1">२) तन्मया कृतमिति हसन्ती बालावदत् ।</text:p>
      <text:p text:style-name="P1">३) सर्वाणि भूतानि मयि वसन्तीतीश्वर उवाच ।</text:p>
      <text:p text:style-name="P1">४) को युवयोः शीघ्रतर इति पृष्टौ कुमारौ प्रतिवक्तुं नाशक्नुताम् ।</text:p>
      <text:p text:style-name="P1">५) तन्मम गृहमिदं तु तवेति नरो मित्रायादर्शयत् ।</text:p>
      <text:p text:style-name="P1">६) रत्नानि नो न सन्ति । युष्माकं तु बहूनि वसून्येवेति नार्य ऊचुः ।</text:p>
      <text:p text:style-name="P1">७) अहं त्वन्न कदा चिदपगमिष्यामि ।</text:p>
      <text:p text:style-name="P1">८) कुतः स व्याघ्रो युष्माभिर्हत इति बालो ऽपृच्छत् ।</text:p>
      <text:p text:style-name="P1">९) त्वं वर्धेथा आवाभ्यां च बहुतरज्ञो भवेरिति पितरौ बालमवदेताम् ।</text:p>
      <text:p text:style-name="P1">१०) युवाभ्यां सहारीनभिभवितुं शक्ष्यामः ।</text:p>
      <text:p text:style-name="P1">११) कुतो ऽस्मान्न पप्रच्छिथ । वयमेव त्वां रक्षिष्याम इति मित्राण्यूचुः ।</text:p>
      <text:p text:style-name="P1">१२) एतन्ममास्ति त्वया तु लुप्तम् ।</text:p>
      <text:p text:style-name="P1"/>
      <text:p text:style-name="P1"/>
      <text:p text:style-name="P1">READING: Bhagavad-Gītā 1.20–5: Arjuna enters the battlefield and sees who is on</text:p>
      <text:p text:style-name="P1">the other side</text:p>
      <text:p text:style-name="P1"/>
      <text:p text:style-name="P1">अथ व्यवस्थितान्दृष्ट्वा धार्तराष्ट्रान्कपिध्वजः ।</text:p>
      <text:p text:style-name="P1">प्रवृत्ते शस्त्रसं पाते धनुरुद्यम्य पाण्डवः ॥ १-२०॥</text:p>
      <text:p text:style-name="P1">हृषीके शं तदा वाक्यमिदमाह महीपते ।</text:p>
      <text:p text:style-name="P1">सेनयोरुभयोर्मध्ये रथं स्थापय मे ऽच्युत ॥ १-२१॥</text:p>
      <text:p text:style-name="P1">यावदेतान्निरीक्षे ऽहं योद्कामानवस्थितान् ।</text:p>
      <text:p text:style-name="P1">कैर्मया सह योद्धव्यमस्मिन्रणसमुद्यमे ॥ १-२२॥</text:p>
      <text:p text:style-name="P1">योत्स्यमानानवेक्षे ऽहं य एते ऽत्र समागताः ।</text:p>
      <text:p text:style-name="P1">धार्तराष्ट्रस्य दर्बुु द्धेर्युद्धे प्रियचिकीर्षवः ॥ १-२३॥</text:p>
      <text:p text:style-name="P1">सं जय उवाच</text:p>
      <text:p text:style-name="P1">एवमुक्तो हृषीके शो गुडाके शेन भारत ।</text:p>
      <text:p text:style-name="P1">सेनयोरुभयोर्मध्ये स्थापयित्वा रथोत्तमम् ॥ १-२४॥</text:p>
      <text:p text:style-name="P1">भीष्मद्रोणप्रमुखतः सर्वेषां च महीक्षिताम् ।</text:p>
      <text:p text:style-name="P1">उवाच पार्थ पश्यैतान्समवेतान्कु रूनिति ॥ १-२५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03T15:08:53.466196228</dc:date>
    <meta:editing-duration>P1DT12H56M25S</meta:editing-duration>
    <meta:editing-cycles>57</meta:editing-cycles>
    <meta:generator>LibreOffice/7.4.7.2$Linux_X86_64 LibreOffice_project/40$Build-2</meta:generator>
    <meta:document-statistic meta:table-count="0" meta:image-count="0" meta:object-count="0" meta:page-count="2" meta:paragraph-count="68" meta:word-count="371" meta:character-count="1521" meta:non-whitespace-character-count="1162"/>
  </office:meta>
</office:document-meta>
</file>